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text-properties fo:font-size="10.5pt"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text:soft-page-break/>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3T17:35:56</meta:creation-date>
    <meta:editing-cycles>2</meta:editing-cycles>
    <meta:editing-duration>PT00H01M05S</meta:editing-duration>
    <dc:date>2009-05-03T17:55:09</dc:date>
    <meta:generator>OpenOffice.org/3.0$Unix OpenOffice.org_project/300m15$Build-9379</meta:generator>
    <meta:document-statistic meta:table-count="0" meta:image-count="0" meta:object-count="0" meta:page-count="2" meta:paragraph-count="1" meta:word-count="1000" meta:character-count="7891"/>
  </office:meta>
</office:document-meta>
</file>